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400000385CBADE94A.jpg"/>
  <manifest:file-entry manifest:media-type="image/jpeg" manifest:full-path="Pictures/10000000000004FC0000037F810275F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2" style:family="paragraph" style:parent-style-name="Standard">
      <style:text-properties fo:color="#000000" style:text-outline="false" style:text-line-through-style="none" style:font-name="Arial" fo:font-size="14pt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P3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ertification Scrum - Agile</text:p>
      <text:p text:style-name="P1"/>
      <text:p text:style-name="P1"><draw:frame draw:style-name="fr1" draw:name="images1" text:anchor-type="as-char" svg:width="17cm" svg:height="11.924cm" draw:z-index="0"><draw:image xlink:href="Pictures/10000000000004FC0000037F810275FD.jpg" xlink:type="simple" xlink:show="embed" xlink:actuate="onLoad"/></draw:frame></text:p>
      <text:p text:style-name="P1"><draw:frame draw:style-name="fr1" draw:name="images2" text:anchor-type="as-char" svg:width="17cm" svg:height="11.929cm" draw:z-index="1"><draw:image xlink:href="Pictures/100000000000050400000385CBADE94A.jp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3.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SAINT</meta:initial-creator>
    <meta:creation-date>2024-11-15T20:19:28.61</meta:creation-date>
    <dc:date>2024-11-16T22:07:20.36</dc:date>
    <dc:creator>Jean SAINT</dc:creator>
    <meta:editing-duration>PT7M31S</meta:editing-duration>
    <meta:editing-cycles>4</meta:editing-cycles>
    <meta:generator>OpenOffice/4.1.15$Win32 OpenOffice.org_project/4115m2$Build-9813</meta:generator>
    <meta:document-statistic meta:table-count="0" meta:image-count="2" meta:object-count="0" meta:page-count="1" meta:paragraph-count="3" meta:word-count="4" meta:character-count="29"/>
  </office:meta>
</office:document-meta>
</file>